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tex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1981*"/>
    </style:style>
    <style:style style:name="Table1.B" style:family="table-column">
      <style:table-column-properties style:rel-column-width="33553*"/>
    </style:style>
  </office:automatic-styles>
  % \usepackage[utf8]{inputenc}
  % \usepackage[T1]{fontenc}

  % % \documentclass{article}
  % % \usepackage[pass,paperwidth=\classpagewidth,paperheight=\classpageheight,twoside,inner=1cm,outer=2cm,top=1cm,bottom=1cm]{geometry}
  % \usepackage{geometry}
  % \geometry{heightrounded,inner=4mm,outer=4mm,top=4mm,bottom=14mm}
  % % \geometry{heightrounded,inner=2mm,outer=2mm,top=2mm,bottom=8mm}
  \usepackage[inner=4mm,outer=4mm,top=4mm,bottom=4mm,right=4mm,left=4mm,headheight=4mm,headsep=4mm]{geometry}

  % \usepackage{fontspec}
  % \usepackage[T1]{fontenc}

  \usepackage[oldstyle,osf]{Alegreya}
  \usepackage[oldstyle,osf]{Alegreya Sans}

  % \setmainfont[Scale=0.3,Mapping=tex-text,Ligatures={Common,Rare,TeX},Scale=MatchLowercase,Numbers=OldStyle]{Alegreya Sans}
  % \setsansfont[Scale=0.3,Mapping=tex-text,Ligatures={Common,Rare,TeX},Scale=MatchLowercase,Numbers=OldStyle]{Alegreya Sans}

  \usepackage{hyperref} % Required for adding links   and customizing them
  \definecolor{linkcolour}{RGB}{229,57,53} % Link color
  \hypersetup{colorlinks,breaklinks,urlcolor=linkcolour,linkcolor=linkcolour} % Set link colors throughout the document

  % set smaller font size
  % $ fc-list :outline -f "%{family}\n"
  % \setmainfont[Ligatures=TeX,Scale=0.75]{Alegreya Sans}

  % \usepackage{titlesec}
  % \titleformat*{\section}{\itshape}

  % set section to smallcaps
  \usepackage{sectsty}
  \allsectionsfont{\scshape}

  % \usepackage{titlesec}
  % \titlespacing{\title}{0pt}{\parskip}{-\parskip}

  % \usepackage{titling}
  % \setlength{\droptitle}{2pt}

  % \linespread{0.02}

  % \setmainfont{Alegreya}[SizeFeatures={Size=8pt}]
<office:body>
<office:text>
<text:p text:style-name="Title">Mohamed Bana’s Curriculum Vitae</text:p>
<text:p text:style-name="Author">I am <text:span text:style-name="T1">only</text:span> looking for a fully remote Golang - Senior Software Engineer - role.</text:p>
<text:p text:style-name="Date">Thursday, 25 May 2023, 18:30:42 UTC</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Contact</text:span></text:p>
      </table:table-cell>
      <table:table-cell table:style-name="TableHeaderRowCell" office:value-type="string">
        <text:p text:style-name="P1"><text:span text:style-name="T2">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text:p>
    </table:table-cell>
    <table:table-cell table:style-name="TableRowCell" office:value-type="string">
      <text:p text:style-name="P2"><text:a xlink:type="simple" xlink:href="https://github.com/mbana" office:name=""><text:span text:style-name="Definition">https://github.com/mbana</text:span></text:a></text:p>
    </table:table-cell>
  </table:table-row>
  <table:table-row>
    <table:table-cell table:style-name="TableRowCell" office:value-type="string">
      <text:p text:style-name="Table_20_Contents"><text:a xlink:type="simple" xlink:href="mailto:mohamed@bana.io" office:name=""><text:span text:style-name="Definition">mohamed@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row>
    <table:table-cell table:style-name="TableRowCell" office:value-type="string">
    </table:table-cell>
    <table:table-cell table:style-name="TableRowCell" office:value-type="string">
      <text:p text:style-name="P2"><text:a xlink:type="simple" xlink:href="https://bana.io/blog" office:name=""><text:span text:style-name="Definition">https://bana.io/blog</text:span></text:a></text:p>
    </table:table-cell>
  </table:table-row>
  <table:table-row>
    <table:table-cell table:style-name="TableRowCell" office:value-type="string">
    </table:table-cell>
    <table:table-cell table:style-name="TableRowCell" office:value-type="string">
      <text:p text:style-name="P2"><text:a xlink:type="simple" xlink:href="https://stackoverflow.com/users/241993/mohamed-bana" office:name=""><text:span text:style-name="Definition">https://stackoverflow.com/users/241993/mohamed-bana</text:span></text:a></text:p>
    </table:table-cell>
  </table:table-row>
  <table:table-row>
    <table:table-cell table:style-name="TableRowCell" office:value-type="string">
    </table:table-cell>
    <table:table-cell table:style-name="TableRowCell" office:value-type="string">
      <text:p text:style-name="P2"><text:a xlink:type="simple" xlink:href="https://reddit.com/user/mohamed-bana" office:name=""><text:span text:style-name="Definition">https://reddit.com/user/mohamed-bana</text:span></text:a></text:p>
    </table:table-cell>
  </table:table-row>
</table:table>
<text:p text:style-name="First_20_paragraph">I am a well-rounded Software Engineer, with over 12 years of Software Development experience. I understand what it takes to release a product having worked on the back-end, front-end, testing and finally the deployment aspect of several products.</text:p>
<text:p text:style-name="Text_20_body">Please read my cover letter at <text:a xlink:type="simple" xlink:href="https://bana.io/resume/cover-letter" office:name=""><text:span text:style-name="Definition">https://bana.io/resume/cover-letter</text:span></text:a>. To download my CV and/or cover letter, please see <text:a xlink:type="simple" xlink:href="https://bana.io/resume/cv-download" office:name=""><text:span text:style-name="Definition">https://bana.io/resume/cv-download</text:span></text:a>.</text:p>
<text:h text:style-name="Heading_20_2" text:outline-level="2"><text:bookmark-start text:name="work-experience"/>Work Experience<text:bookmark-end text:name="work-experience"/></text:h>
<text:h text:style-name="Heading_20_3" text:outline-level="3"><text:bookmark-start text:name="senior-software-engineer-remote-cynergy-bank-london-united-kingdom---13032022present"/>Senior Software Engineer (Remote), <text:a xlink:type="simple" xlink:href="https://cynergybank.co.uk" office:name=""><text:span text:style-name="Definition">Cynergy Bank</text:span></text:a>, London, United Kingdom - 13/03/2022–Present<text:bookmark-end text:name="senior-software-engineer-remote-cynergy-bank-london-united-kingdom---13032022present"/></text:h>
<text:p text:style-name="First_20_paragraph"><text:span text:style-name="T2">Tech:</text:span> Continuous Integration and Continuous Delivery (CI/CD), OpenAPI Specification (OAS), Swagger API, Google Cloud Platform (GCP), REST APIs, Golang, Go (Programming Language), Docker, Kubernetes</text:p>
<text:h text:style-name="Heading_20_3" text:outline-level="3"><text:bookmark-start text:name="senior-software-engineer-remote-kubeshop-greenwich-united-states---0105202220012023"/>Senior Software Engineer (Remote), <text:a xlink:type="simple" xlink:href="https://kubeshop.io/" office:name=""><text:span text:style-name="Definition">Kubeshop</text:span></text:a>, Greenwich, United States - 01/05/2022–20/01/2023<text:bookmark-end text:name="senior-software-engineer-remote-kubeshop-greenwich-united-states---0105202220012023"/></text:h>
<text:p text:style-name="First_20_paragraph">Worked on <text:a xlink:type="simple" xlink:href="https://docs.kusk.io/" office:name=""><text:span text:style-name="Definition"><text:span text:style-name="Source_Text">kusk-gateway</text:span></text:span></text:a>, a OpenAPI-driven API Gateway for Kubernetes. Links:</text:p>
<text:list text:style-name="L1">
  <text:list-item>
    <text:p text:style-name="P3"><text:a xlink:type="simple" xlink:href="https://kusk.kubeshop.io/" office:name=""><text:span text:style-name="Definition">https://kusk.kubeshop.io/</text:span></text:a></text:p>
  </text:list-item>
  <text:list-item>
    <text:p text:style-name="P3"><text:a xlink:type="simple" xlink:href="https://github.com/kubeshop/kusk-gateway" office:name=""><text:span text:style-name="Definition">https://github.com/kubeshop/kusk-gateway</text:span></text:a></text:p>
  </text:list-item>
</text:list>
<text:p text:style-name="First_20_paragraph">Kusk is a Kubernetes API gateway powered by Envoy. The main difference with other API Gateways is that Kusk has native support for OpenAPI.</text:p>
<text:p text:style-name="Text_20_body">Modern REST APIs are developed using OpenAPI specification that is then used to generate API documentation, tests, server stubs and clients all from the OpenAPI definition. Kusk enables the use of OpenAPI definitions to configure the Ingress Controller of your Kubernetes clusters.</text:p>
<text:p text:style-name="Text_20_body">The commits I made against the repository is available to view at: <text:a xlink:type="simple" xlink:href="https://github.com/kubeshop/kusk-gateway/commits?author=mbana" office:name=""><text:span text:style-name="Definition">https://github.com/kubeshop/kusk-gateway/commits?author=mbana</text:span></text:a>.</text:p>
<text:p text:style-name="Text_20_body"><text:span text:style-name="T2">Tech:</text:span> Golang, Kubernetes, Kubernetes Control Plane, <text:a xlink:type="simple" xlink:href="https://github.com/envoyproxy/go-control-plane" office:name=""><text:span text:style-name="Definition"><text:span text:style-name="Source_Text">go-control-plane</text:span></text:span></text:a>, <text:a xlink:type="simple" xlink:href="https://www.envoyproxy.io/" office:name=""><text:span text:style-name="Definition">Envoy Proxy</text:span></text:a>, Docker, Docker Compose, Minikube, Shell scripting/Bash, gRPC, Protocol Buffers, GitHub Workflows, Linux.</text:p>
<text:h text:style-name="Heading_20_3" text:outline-level="3"><text:bookmark-start text:name="senior-software-engineer-remote-vitrifi-limited-london-uk---0111202103032022"/>Senior Software Engineer (Remote), <text:a xlink:type="simple" xlink:href="https://vitrifi.net" office:name=""><text:span text:style-name="Definition">ViTRiFi Limited</text:span></text:a>, London, UK - 01/11/2021–03/03/2022<text:bookmark-end text:name="senior-software-engineer-remote-vitrifi-limited-london-uk---0111202103032022"/></text:h>
<text:p text:style-name="First_20_paragraph">Cannot disclose details due to NDA.</text:p>
<text:p text:style-name="Text_20_body"><text:span text:style-name="T2">Tech:</text:span> Golang, Kubernetes, Docker, Docker Compose, AWS, Amazon EKS, Grafana, Loki, Prometheus, Shell scripting/Bash, Visual Studio Code Remote - Containers, gRPC, Protocol Buffers, Kafka, Redpanda Kafka, GitLab.</text:p>
<text:h text:style-name="Heading_20_3" text:outline-level="3"><text:bookmark-start text:name="software-engineer-remote-paymentsense-limited-london-uk---0507202131102021"/>Software Engineer (Remote), <text:a xlink:type="simple" xlink:href="https://www.paymentsense.com" office:name=""><text:span text:style-name="Definition">Paymentsense Limited</text:span></text:a>, London, UK - 05/07/2021–31/10/2021<text:bookmark-end text:name="software-engineer-remote-paymentsense-limited-london-uk---0507202131102021"/></text:h>
<text:p text:style-name="First_20_paragraph">I worked with Golang on <text:span text:style-name="Source_Text">Connect-E</text:span> (<text:a xlink:type="simple" xlink:href="https://docs.connect.paymentsense.cloud/ConnectE/GettingStarted" office:name=""><text:span text:style-name="Definition">https://docs.connect.paymentsense.cloud/ConnectE/GettingStarted</text:span></text:a>).</text:p>
<text:p text:style-name="Text_20_body"><text:span text:style-name="T2">Tech:</text:span> Golang with modules, Docker, Docker Compose, TypeScript, GCP, Google Cloud Datastore, Google Cloud Big Query, Google Cloud Pub / Sub.</text:p>
<text:h text:style-name="Heading_20_3" text:outline-level="3"><text:bookmark-start text:name="software-engineer-remote-ibm-winchester-uk---1409202030042021"/>Software Engineer (Remote), <text:a xlink:type="simple" xlink:href="https://www.ibm.com/uk/en/" office:name=""><text:span text:style-name="Definition">IBM</text:span></text:a>, Winchester, UK - 14/09/2020–30/04/2021<text:bookmark-end text:name="software-engineer-remote-ibm-winchester-uk---1409202030042021"/></text:h>
<text:p text:style-name="First_20_paragraph">I worked on IBM Cloud as Software Engineer on the IKS Cluster (IBM Cloud™ Kubernetes Service) team as Cloud Software Engineer / Golang Engineer. IKS is effectively something like AWS, GCP or Azure, see <text:a xlink:type="simple" xlink:href="https://cloud.ibm.com/" office:name=""><text:span text:style-name="Definition">IBM Cloud</text:span></text:a>.</text:p>
<text:list text:style-name="L2">
  <text:list-item>
    <text:p text:style-name="P4">I’m a member of the IBM Cloud™ Kubernetes Service team responsible for delivering IBM’s Kubernetes managed container service. As a certified K8s provider, IBM Cloud Kubernetes Service provides intelligent scheduling, self-healing, horizontal scaling, service discovery and load balancing, automated rollouts and rollbacks, along with secret and configuration management and a fully managed image registry with integrated vulnerability scanning.</text:p>
  </text:list-item>
  <text:list-item>
    <text:p text:style-name="P4">Working in an agile way and operating with a continuous delivery model.</text:p>
  </text:list-item>
  <text:list-item>
    <text:p text:style-name="P4">Team/Squad consisted of around nine (9) people and we managed the complete life cycle of deliveries.</text:p>
  </text:list-item>
</text:list>
<text:p text:style-name="First_20_paragraph"><text:span text:style-name="T2">Tech:</text:span> Go, Golang, Shell Scripting, Bash, Docker, Docker Compose, Kubernetes, RedHat, <text:a xlink:type="simple" xlink:href="https://travis-ci.org/" office:name=""><text:span text:style-name="Definition">Travis CI</text:span></text:a>, <text:a xlink:type="simple" xlink:href="https://logdna.com/" office:name=""><text:span text:style-name="Definition">LogDNA</text:span></text:a>, <text:a xlink:type="simple" xlink:href="https://github.com/uber-go/zap" office:name=""><text:span text:style-name="Definition">go.uber.org/zap</text:span></text:a>, <text:a xlink:type="simple" xlink:href="https://etcd.io/" office:name=""><text:span text:style-name="Definition">etcd</text:span></text:a> or <text:a xlink:type="simple" xlink:href="https://www.ibm.com/cloud/learn/etcd" office:name=""><text:span text:style-name="Definition">What is etcd? | IBM</text:span></text:a>.</text:p>
<text:h text:style-name="Heading_20_3" text:outline-level="3"><text:bookmark-start text:name="full-stack-software-engineer-open-banking-limited-london-uk---0805201801012020"/>Full Stack Software Engineer, <text:a xlink:type="simple" xlink:href="https://www.openbanking.org.uk" office:name=""><text:span text:style-name="Definition">Open Banking Limited</text:span></text:a>, London, UK - 08/05/2018–01/01/2020<text:bookmark-end text:name="full-stack-software-engineer-open-banking-limited-london-uk---0805201801012020"/></text:h>
<text:p text:style-name="First_20_paragraph">Working as a full stack software engineer at Open Banking on a tool that will validate a bank’s implementation of the OpenBanking API spec, see:</text:p>
<text:list text:style-name="L3">
  <text:list-item>
    <text:p text:style-name="P5"><text:a xlink:type="simple" xlink:href="https://github.com/OpenBankingUK/conformance-suite" office:name=""><text:span text:style-name="Definition">https://github.com/OpenBankingUK/conformance-suite</text:span></text:a></text:p>
  </text:list-item>
  <text:list-item>
    <text:p text:style-name="P5"><text:a xlink:type="simple" xlink:href="https://bitbucket.org/openbankingteam/conformance-suite" office:name=""><text:span text:style-name="Definition">https://bitbucket.org/openbankingteam/conformance-suite</text:span></text:a></text:p>
  </text:list-item>
  <text:list-item>
    <text:p text:style-name="P5"><text:a xlink:type="simple" xlink:href="https://hub.docker.com/u/openbanking/" office:name=""><text:span text:style-name="Definition">https://hub.docker.com/u/openbanking/</text:span></text:a></text:p>
  </text:list-item>
</text:list>
<text:p text:style-name="First_20_paragraph">The commits I made against the repository is available to view at: <text:a xlink:type="simple" xlink:href="https://github.com/OpenBankingUK/conformance-suite/commits?author=mbana" office:name=""><text:span text:style-name="Definition">https://github.com/OpenBankingUK/conformance-suite/commits?author=mbana</text:span></text:a>.</text:p>
<text:p text:style-name="Text_20_body"><text:span text:style-name="T2">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software-engineer-90poe---ninety-percent-of-everything-limited-london-uk---0102201820042018"/>Senior Software Engineer, <text:a xlink:type="simple" xlink:href="https://www.90poe.io/" office:name=""><text:span text:style-name="Definition">90POE - Ninety Percent of Everything Limited</text:span></text:a>, London, UK - 01/02/2018–20/04/2018<text:bookmark-end text:name="senior-software-engineer-90poe---ninety-percent-of-everything-limited-london-uk---0102201820042018"/></text:h>
<text:p text:style-name="First_20_paragraph">I worked at startup specialising in software that runs on ship on two projects that were heavily Go-based.</text:p>
<text:h text:style-name="Heading_20_4" text:outline-level="4"><text:bookmark-start text:name="platform-document-storage-service"/><text:span text:style-name="Source_Text">platform-document-storage-service</text:span>:<text:bookmark-end text:name="platform-document-storage-service"/></text:h>
<text:p text:style-name="First_20_paragraph">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h text:style-name="Heading_20_4" text:outline-level="4"><text:bookmark-start text:name="auditing"/><text:span text:style-name="Source_Text">auditing</text:span>:<text:bookmark-end text:name="auditing"/></text:h>
<text:p text:style-name="First_20_paragraph">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2">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software-engineer-root-capital-llp-london-uk---0910201724122017"/>Full Stack Software Engineer, <text:a xlink:type="simple" xlink:href="https://www.rootcapital.co.uk" office:name=""><text:span text:style-name="Definition">Root Capital LLP</text:span></text:a>, London, UK - 09/10/2017–24/12/2017<text:bookmark-end text:name="full-stack-software-engineer-root-capital-llp-london-uk---0910201724122017"/></text:h>
<text:p text:style-name="First_20_paragraph">I worked as a full stack Node.js software engineer on the <text:a xlink:type="simple" xlink:href="https://mindsforlife.com/" office:name=""><text:span text:style-name="Definition">Minds for Life</text:span></text:a> application, mainly on the forum.</text:p>
<text:h text:style-name="Heading_20_4" text:outline-level="4"><text:bookmark-start text:name="frontend"/>Frontend<text:bookmark-end text:name="frontend"/></text:h>
<text:list text:style-name="L4">
  <text:list-item>
    <text:p text:style-name="P6"><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6">Single Page Application (SPA) targeting mobile platforms.</text:p>
  </text:list-item>
  <text:list-item>
    <text:p text:style-name="P6"><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6">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h text:style-name="Heading_20_4" text:outline-level="4"><text:bookmark-start text:name="backend"/>Backend<text:bookmark-end text:name="backend"/></text:h>
<text:list text:style-name="L5">
  <text:list-item>
    <text:p text:style-name="P7">NodeJS server written in <text:span text:style-name="Source_Text">ES6</text:span>, like the frontend.</text:p>
  </text:list-item>
  <text:list-item>
    <text:p text:style-name="P7"><text:a xlink:type="simple" xlink:href="http://koajs.com" office:name=""><text:span text:style-name="Definition">Koa</text:span></text:a>.</text:p>
  </text:list-item>
  <text:list-item>
    <text:p text:style-name="P7">MySQL as the datastore, using the <text:a xlink:type="simple" xlink:href="http://knexjs.org/" office:name=""><text:span text:style-name="Definition">Knex.js</text:span></text:a> library.</text:p>
  </text:list-item>
  <text:list-item>
    <text:p text:style-name="P7">Packaged as a set of <text:span text:style-name="Source_Text">docker</text:span> containers.</text:p>
  </text:list-item>
</text:list>
<text:h text:style-name="Heading_20_4" text:outline-level="4"><text:bookmark-start text:name="ci-devops-and-infrastructure"/>CI, Devops and Infrastructure<text:bookmark-end text:name="ci-devops-and-infrastructure"/></text:h>
<text:list text:style-name="L6">
  <text:list-item>
    <text:p text:style-name="P8">Services were packaged as containers. Used <text:span text:style-name="Source_Text">docker</text:span> and <text:span text:style-name="Source_Text">docker-compose</text:span> to start them.</text:p>
  </text:list-item>
  <text:list-item>
    <text:p text:style-name="P8">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2">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software-engineer-lloyds-banking-group-plc-london-uk---2003201722052017"/>Full Stack Software Engineer, <text:a xlink:type="simple" xlink:href="https://www.lloydsbankinggroup.com" office:name=""><text:span text:style-name="Definition">Lloyds Banking Group PLC</text:span></text:a>, London, UK - 20/03/2017–22/05/2017<text:bookmark-end text:name="full-stack-software-engineer-lloyds-banking-group-plc-london-uk---2003201722052017"/></text:h>
<text:h text:style-name="Heading_20_4" text:outline-level="4"><text:bookmark-start text:name="nodejs---javascript"/>NodeJS - JavaScript<text:bookmark-end text:name="nodejs---javascript"/></text:h>
<text:list text:style-name="L7">
  <text:list-item>
    <text:p text:style-name="P9">Loopback for server-side of the code.</text:p>
  </text:list-item>
  <text:list-item>
    <text:p text:style-name="P9">ES5/6-based code base.</text:p>
  </text:list-item>
</text:list>
<text:h text:style-name="Heading_20_4" text:outline-level="4"><text:bookmark-start text:name="monitoringdevopsmisc"/>Monitoring/Devops/Misc<text:bookmark-end text:name="monitoringdevopsmisc"/></text:h>
<text:list text:style-name="L8">
  <text:list-item>
    <text:p text:style-name="P10">Splunk and sending logs via (<text:a xlink:type="simple" xlink:href="https://en.wikipedia.org/wiki/Syslog" office:name=""><text:span text:style-name="Definition">https://en.wikipedia.org/wiki/Syslog</text:span></text:a>) a LogDrain service available on Bluemix.</text:p>
  </text:list-item>
  <text:list-item>
    <text:p text:style-name="P10">Gerrit for managing code. CI:</text:p>
  </text:list-item>
  <text:list-item>
    <text:p text:style-name="P10">Jenkins: Configuring, managing and installing.</text:p>
  </text:list-item>
  <text:list-item>
    <text:p text:style-name="P10">Jenkins 2: Same as previous plus writing pipeline scripts.</text:p>
  </text:list-item>
</text:list>
<text:p text:style-name="First_20_paragraph"><text:span text:style-name="T2">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software-engineer-synthace-ltd.-london-uk---1304201604112016"/>Senior Front-End Software Engineer, <text:a xlink:type="simple" xlink:href="https://synthace.com" office:name=""><text:span text:style-name="Definition">Synthace Ltd.</text:span></text:a>, London, UK - 13/04/2016–04/11/2016<text:bookmark-end text:name="senior-front-end-software-engineer-synthace-ltd.-london-uk---1304201604112016"/></text:h>
<text:p text:style-name="First_20_paragraph">Did a fair amount of architectural UI work:</text:p>
<text:list text:style-name="L9">
  <text:list-item>
    <text:p text:style-name="P11">JWT-based authentication: Implemented most, if not all, of the authentication related UI features. Polymer didn’t have an authentication module as it’s fairly new requiring me to re-implement this feature.</text:p>
  </text:list-item>
  <text:list-item>
    <text:p text:style-name="P11">API interactions: I introduced Swagger JS and did the conversion from plain XHR to Promises, and ensured API was in-sync with the state of the authentication.</text:p>
  </text:list-item>
  <text:list-item>
    <text:p text:style-name="P11">Updates via the Web Socket for notifications and async task updates: STOMP Over WebSocket.</text:p>
  </text:list-item>
  <text:list-item>
    <text:p text:style-name="P11">Bootstrapped the testing using Web Component Tester.</text:p>
  </text:list-item>
  <text:list-item>
    <text:p text:style-name="P11">Deciding on the build, test and hosting strategy, e.g., hosting our own CDN using Azure.</text:p>
  </text:list-item>
  <text:list-item>
    <text:p text:style-name="P11">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11">Introduced ES6 to the code-base, and moving to defining Polymer elements using ES6 classes.</text:p>
  </text:list-item>
  <text:list-item>
    <text:p text:style-name="P11">Misc: libraries/utils to ease UI development.</text:p>
  </text:list-item>
</text:list>
<text:p text:style-name="First_20_paragraph">We deploy Docker images to our Kubernetes cluster running in Azure using:</text:p>
<text:list text:style-name="L10">
  <text:list-item>
    <text:p text:style-name="P12">Docker: Fairly comfortable using this.</text:p>
  </text:list-item>
  <text:list-item>
    <text:p text:style-name="P12">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Added support our language called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2">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software-engineer-ig-index-ltd.-london-uk---09-201418022016"/>Software Engineer, <text:a xlink:type="simple" xlink:href="https://www.ig.com/uk" office:name=""><text:span text:style-name="Definition">IG Index Ltd.</text:span></text:a> London, UK - 09-2014–18/02/2016<text:bookmark-end text:name="software-engineer-ig-index-ltd.-london-uk---09-201418022016"/></text:h>
<text:h text:style-name="Heading_20_4" text:outline-level="4"><text:bookmark-start text:name="price-indicator-alerts"/>Price &amp; Indicator Alerts<text:bookmark-end text:name="price-indicator-alerts"/></text:h>
<text:p text:style-name="First_20_paragraph">My main responsibility was handling the UI aspect—setting, configuring, triggering—of the various Alerts we support, from the basic Price Alert to Technical Indicators such as RSI and Moving Average. <text:span text:style-name="T2">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2">Tech Old:</text:span> Vanilla JavaScript using an in-house framework when changing the previous UI.</text:p>
<text:h text:style-name="Heading_20_4" text:outline-level="4"><text:bookmark-start text:name="charts"/>Charts<text:bookmark-end text:name="charts"/></text:h>
<text:p text:style-name="First_20_paragraph">Assisted in the conversion of the Adobe Flex Real Time Charts to an SVG-based version. <text:span text:style-name="T2">Tech:</text:span> d3 and tested like above.</text:p>
<text:h text:style-name="Heading_20_4" text:outline-level="4"><text:bookmark-start text:name="deeplinking"/>Deeplinking<text:bookmark-end text:name="deeplinking"/></text:h>
<text:p text:style-name="First_20_paragraph">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2">Tech:</text:span> Java 8, Spring and acceptance tested using Cucumber. Redirecting and launching of the IG app was done using vanilla JavaScript.</text:p>
<text:h text:style-name="Heading_20_3" text:outline-level="3"><text:bookmark-start text:name="software-engineer-itrs-international-trading-room-software-group-ltd.-london-uk---02-201009-2014"/>Software Engineer, <text:a xlink:type="simple" xlink:href="https://www.itrsgroup.com" office:name=""><text:span text:style-name="Definition">ITRS (International Trading Room Software) Group Ltd.</text:span></text:a> London, UK - 02-2010–09-2014<text:bookmark-end text:name="software-engineer-itrs-international-trading-room-software-group-ltd.-london-uk---02-201009-2014"/></text:h>
<text:h text:style-name="Heading_20_4" text:outline-level="4"><text:bookmark-start text:name="javascript-ui-software-engineer---012014092014"/>JavaScript (UI) Software Engineer - 01/2014–09/2014<text:bookmark-end text:name="javascript-ui-software-engine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2">Tech:</text:span> JavaScript, NodeJS, Node-WebKit, Durandal, KnockoutJS, RequireJS, Git, Jasmine, Protractor (WebDriverJS), Jenkins, Bower, HTML5, CSS, LoopBack.io.</text:p>
<text:h text:style-name="Heading_20_4" text:outline-level="4"><text:bookmark-start text:name="java-ui-software-engineer---072012122013"/>Java (UI) Software Engineer - 07/2012–12/2013<text:bookmark-end text:name="java-ui-software-engineer---072012122013"/></text:h>
<text:p text:style-name="First_20_paragraph">Worked with two software engine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2">Tech:</text:span> Java, Maven, Swing, Eclipse, Jenkins, Git, Vagrant.</text:p>
<text:h text:style-name="Heading_20_4" text:outline-level="4"><text:bookmark-start text:name="c-software-engineer---022010062012"/>C++ Software Engineer - 02/2010–06/2012<text:bookmark-end text:name="c-software-engine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software engineers working in the Transactions and Latency Monitoring team (part of the backend team) doing core C++. We wrote and maintained the following plug-ins that are part of the Geneos suite:</text:p>
<text:list text:style-name="L11">
  <text:list-item>
    <text:p text:style-name="P13"><text:a xlink:type="simple" xlink:href="https://docs.itrsgroup.com/docs/geneos/5.1.0/Netprobe/trading_fix/fix.html" office:name=""><text:span text:style-name="Definition">Geneos FIX plug-in</text:span></text:a>: Monitors FIX (protocol) messages.</text:p>
  </text:list-item>
  <text:list-item>
    <text:p text:style-name="P13"><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3"><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3"><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2">
  <text:list-item>
    <text:p text:style-name="P14">I converted the Windows version of the entire product suite from Visual Studio 2005 to 2010.</text:p>
  </text:list-item>
  <text:list-item>
    <text:p text:style-name="P14">I wrote the Market Data Reliability plug-in. This plug-in connects to the Patsystem’s Trading API to monitor commodity prices, using their C API, to determine if prices are ‘stale’.</text:p>
  </text:list-item>
  <text:list-item>
    <text:p text:style-name="P14">I ported a significant part of our product to Solaris x86-64 (64-bit non-sparc architecture).</text:p>
  </text:list-item>
</text:list>
<text:p text:style-name="First_20_paragraph"><text:span text:style-name="T2">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engineer-intern-then-tester-thomson-reuters.-london-uk---05-200911-2009"/>Software Engineer Intern, then Tester, Thomson Reuters. London, UK - 05-2009–11-2009<text:bookmark-end text:name="software-engineer-intern-then-tester-thomson-reuters.-london-uk---05-200911-2009"/></text:h>
<text:h text:style-name="Heading_20_4" text:outline-level="4"><text:bookmark-start text:name="c-software-engineer"/>C# Software Engineer<text:bookmark-end text:name="c-software-engineer"/></text:h>
<text:p text:style-name="First_20_paragraph">One of four software engineers working on a search and navigation interface to Global Product Search. Full life-cycle of development; requirements engineering, analysis and design to implementation, testing and deployment.</text:p>
<text:p text:style-name="Text_20_body"><text:span text:style-name="T2">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3">
  <text:list-item>
    <text:p text:style-name="P15"><text:span text:style-name="T2">2005-2008:</text:span> BSc Computer Science (2.1), City, University of London.</text:p>
  </text:list-item>
  <text:list-item>
    <text:p text:style-name="P15"><text:span text:style-name="T2">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4">
  <text:list-item>
    <text:p text:style-name="P16"><text:span text:style-name="T2">Passport/Nationality:</text:span> I am a British citizen with a British passport.</text:p>
  </text:list-item>
  <text:list-item>
    <text:p text:style-name="P16"><text:span text:style-name="T2">Drivers Licence:</text:span> Full UK Driving Licence.</text:p>
  </text:list-item>
</text:list>
<text:h text:style-name="Heading_20_3" text:outline-level="3"><text:bookmark-start text:name="languages"/>Languages<text:bookmark-end text:name="languages"/></text:h>
<text:list text:style-name="L15">
  <text:list-item>
    <text:p text:style-name="P17"><text:span text:style-name="T2">English and Swahili:</text:span> Native.</text:p>
  </text:list-item>
  <text:list-item>
    <text:p text:style-name="P17"><text:span text:style-name="T2">Arabic:</text:span> Intermediate. I have lived in Marrakech, Morocco for almost two years. I have also lived in Cairo, Egypt and have travelled several times to the UA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Mohamed Bana’s Curriculum Vitae</dc:title>
    <dc:description/>
    <dc:subject/>
    <meta:keyword/>
    <meta:initial-creator>I am only looking for a fully remote Golang - Senior Software Engineer - role.</meta:initial-creator>
    <dc:creator>I am only looking for a fully remote Golang - Senior Software Engineer - role.</dc:creator>
    <meta:creation-date>2023-05-25T18:30:45Z</meta:creation-date>
    <dc:date>2023-05-25T18:30:45Z</dc:date>
    <meta:user-defined meta:name="includesource" meta:value-type="string">True</meta:user-defined>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cv-download</meta:user-defined>
    <meta:user-defined meta:name="output" meta:value-type="string"/>
    <meta:user-defined meta:name="papersize" meta:value-type="string">a4</meta:user-defined>
    <meta:user-defined meta:name="prev" meta:value-type="string">/resume/</meta:user-defined>
    <meta:user-defined meta:name="sidebar" meta:value-type="string">auto</meta:user-defined>
    <meta:user-defined meta:name="sidebarDepth" meta:value-type="string">3</meta:user-defined>
    <meta:user-defined meta:name="tags" meta:value-type="string"/>
    <meta:user-defined meta:name="toc" meta:value-type="string">False</meta:user-defined>
    <meta:user-defined meta:name="whitespace" meta:value-type="string">small</meta:user-defined>
  </office:meta>
</office:document-meta>
</file>